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8a2e5"/>
    </style:style>
    <style:style style:name="P2" style:family="paragraph" style:parent-style-name="Heading_20_2">
      <style:text-properties officeooo:paragraph-rsid="0058a2e5"/>
    </style:style>
    <style:style style:name="P3" style:family="paragraph" style:parent-style-name="Text_20_body">
      <style:text-properties officeooo:rsid="00253ea3" officeooo:paragraph-rsid="0058a2e5"/>
    </style:style>
    <style:style style:name="P4" style:family="paragraph" style:parent-style-name="Heading_20_2">
      <style:text-properties officeooo:rsid="001d4a08" officeooo:paragraph-rsid="0058a2e5"/>
    </style:style>
    <style:style style:name="P5" style:family="paragraph" style:parent-style-name="Text_20_body" style:list-style-name="L1">
      <style:text-properties fo:font-weight="normal" officeooo:rsid="004d3706" officeooo:paragraph-rsid="0058a2e5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5dec2d" officeooo:paragraph-rsid="005dec2d" style:font-weight-asian="normal" style:font-weight-complex="normal"/>
    </style:style>
    <style:style style:name="P7" style:family="paragraph" style:parent-style-name="Text_20_body" style:list-style-name="L1">
      <style:text-properties officeooo:rsid="0033c2b0" officeooo:paragraph-rsid="0058a2e5"/>
    </style:style>
    <style:style style:name="P8" style:family="paragraph" style:parent-style-name="Heading_20_2">
      <style:paragraph-properties fo:break-before="page"/>
      <style:text-properties officeooo:rsid="001de5be" officeooo:paragraph-rsid="0058a2e5"/>
    </style:style>
    <style:style style:name="P9" style:family="paragraph" style:parent-style-name="Text_20_body">
      <style:text-properties officeooo:rsid="0025c04a" officeooo:paragraph-rsid="0058a2e5"/>
    </style:style>
    <style:style style:name="T1" style:family="text">
      <style:text-properties officeooo:rsid="005dec2d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3.4</text:span></text:p>
      <text:h text:style-name="P2" text:outline-level="2">AIM</text:h>
      <text:p text:style-name="P3">To <text:span text:style-name="T1">implement recursive descent parsing</text:span></text:p>
      <text:h text:style-name="P4" text:outline-level="2">ALGORITHM</text:h>
      <text:list text:style-name="L1">
        <text:list-item>
          <text:p text:style-name="P5">Start</text:p>
        </text:list-item>
        <text:list-item>
          <text:p text:style-name="P6">Define recursiveDescent function that takes as input a grammar G pointers to strings containing the input string and expanded string and does the following:</text:p>
          <text:list>
            <text:list-item>
              <text:p text:style-name="P6">If pointer to expanded string is at the end of the string, return whether the pointer to input string is at the end of the string.</text:p>
            </text:list-item>
            <text:list-item>
              <text:p text:style-name="P6">If both pointers point to same character, increment both pointers and call and return recursiceDescent recursively.</text:p>
            </text:list-item>
            <text:list-item>
              <text:p text:style-name="P6">Let c be the current pointer.</text:p>
            </text:list-item>
            <text:list-item>
              <text:p text:style-name="P6">For each production rule in G of form X→Y<text:span text:style-name="T2">1</text:span><text:span text:style-name="T3">Y</text:span><text:span text:style-name="T2">2.</text:span><text:span text:style-name="T3">..Y</text:span><text:span text:style-name="T2">k </text:span><text:span text:style-name="T3">where X is the pointed symbol in the expanded string:</text:span></text:p>
              <text:list>
                <text:list-item>
                  <text:p text:style-name="P6">Copy the string expanded to another string.</text:p>
                </text:list-item>
                <text:list-item>
                  <text:p text:style-name="P6">Truncate expanded at the current pointer.</text:p>
                </text:list-item>
                <text:list-item>
                  <text:p text:style-name="P6">Append Y<text:span text:style-name="T2">1</text:span><text:span text:style-name="T3">Y</text:span><text:span text:style-name="T2">2.</text:span><text:span text:style-name="T3">..Y</text:span><text:span text:style-name="T2">k </text:span><text:span text:style-name="T3">to expanded.</text:span></text:p>
                </text:list-item>
                <text:list-item>
                  <text:p text:style-name="P6">Append the suffix of the pointer from the copy to expanded.</text:p>
                </text:list-item>
                <text:list-item>
                  <text:p text:style-name="P6">Call recursiveDescent function:</text:p>
                  <text:list>
                    <text:list-item>
                      <text:p text:style-name="P6">If it returns true, return true.</text:p>
                    </text:list-item>
                  </text:list>
                </text:list-item>
                <text:list-item>
                  <text:p text:style-name="P6">Restore expanded from the copy.</text:p>
                </text:list-item>
              </text:list>
            </text:list-item>
            <text:list-item>
              <text:p text:style-name="P6">Return false.</text:p>
            </text:list-item>
          </text:list>
        </text:list-item>
        <text:list-item>
          <text:p text:style-name="P6">Read grammar.</text:p>
        </text:list-item>
        <text:list-item>
          <text:p text:style-name="P6">Read input.</text:p>
        </text:list-item>
        <text:list-item>
          <text:p text:style-name="P6">Initialize string expanded with only the start symbol of the grammar.</text:p>
        </text:list-item>
        <text:list-item>
          <text:p text:style-name="P6">Call recursiveDescent for the grammar with string pointers to beginning of input and expanded.</text:p>
        </text:list-item>
        <text:list-item>
          <text:p text:style-name="P6">Print LMD generated if string is accepted.</text:p>
        </text:list-item>
        <text:list-item>
          <text:p text:style-name="P7"><text:span text:style-name="T4">Stop</text:span></text:p>
        </text:list-item>
      </text:list>
      <text:h text:style-name="P8" text:outline-level="2">RESULT</text:h>
      <text:p text:style-name="P9">Successfully <text:span text:style-name="T1">implemented recursive descent parsing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5dec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<text:span text:style-name="MT2">25</text:span>/0<text:span text:style-name="MT2">9</text:span>/202<text:span text:style-name="MT2">5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9-28T14:07:04.704556388</dc:date>
    <meta:editing-duration>PT7H5M7S</meta:editing-duration>
    <meta:editing-cycles>30</meta:editing-cycles>
    <meta:generator>LibreOffice/25.2.6.2$Linux_X86_64 LibreOffice_project/520$Build-2</meta:generator>
    <meta:document-statistic meta:table-count="0" meta:image-count="0" meta:object-count="0" meta:page-count="2" meta:paragraph-count="27" meta:word-count="210" meta:character-count="1227" meta:non-whitespace-character-count="1064"/>
  </office:meta>
</office:document-meta>
</file>